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row table:style-name="ro1">
          <table:table-cell table:style-name="ce1" office:value-type="string" calcext:value-type="string">
            <text:p>Nazwa waluty</text:p>
          </table:table-cell>
          <table:table-cell table:style-name="ce1" office:value-type="string" calcext:value-type="string">
            <text:p>Kod waluty</text:p>
          </table:table-cell>
          <table:table-cell table:style-name="ce1" office:value-type="string" calcext:value-type="string">
            <text:p>Kurs średni</text:p>
          </table:table-cell>
        </table:table-row>
        <table:table-row table:style-name="ro1">
          <table:table-cell office:value-type="string" calcext:value-type="string">
            <text:p>bat (Tajlandia) </text:p>
          </table:table-cell>
          <table:table-cell office:value-type="string" calcext:value-type="string">
            <text:p>1 THB </text:p>
          </table:table-cell>
          <table:table-cell office:value-type="float" office:value="0.1084" calcext:value-type="float">
            <text:p>0,1084</text:p>
          </table:table-cell>
        </table:table-row>
        <table:table-row table:style-name="ro1">
          <table:table-cell office:value-type="string" calcext:value-type="string">
            <text:p>dolar amerykański </text:p>
          </table:table-cell>
          <table:table-cell office:value-type="string" calcext:value-type="string">
            <text:p>1 USD </text:p>
          </table:table-cell>
          <table:table-cell office:value-type="float" office:value="3.5352" calcext:value-type="float">
            <text:p>3,5352</text:p>
          </table:table-cell>
        </table:table-row>
        <table:table-row table:style-name="ro1">
          <table:table-cell office:value-type="string" calcext:value-type="string">
            <text:p>dolar australijski </text:p>
          </table:table-cell>
          <table:table-cell office:value-type="string" calcext:value-type="string">
            <text:p>1 AUD </text:p>
          </table:table-cell>
          <table:table-cell office:value-type="float" office:value="2.6818" calcext:value-type="float">
            <text:p>2,6818</text:p>
          </table:table-cell>
        </table:table-row>
        <table:table-row table:style-name="ro1">
          <table:table-cell office:value-type="string" calcext:value-type="string">
            <text:p>dolar Hongkongu </text:p>
          </table:table-cell>
          <table:table-cell office:value-type="string" calcext:value-type="string">
            <text:p>1 HKD </text:p>
          </table:table-cell>
          <table:table-cell office:value-type="float" office:value="0.4526" calcext:value-type="float">
            <text:p>0,4526</text:p>
          </table:table-cell>
        </table:table-row>
        <table:table-row table:style-name="ro1">
          <table:table-cell office:value-type="string" calcext:value-type="string">
            <text:p>dolar kanadyjski </text:p>
          </table:table-cell>
          <table:table-cell office:value-type="string" calcext:value-type="string">
            <text:p>1 CAD </text:p>
          </table:table-cell>
          <table:table-cell office:value-type="float" office:value="2.748" calcext:value-type="float">
            <text:p>2,748</text:p>
          </table:table-cell>
        </table:table-row>
        <table:table-row table:style-name="ro1">
          <table:table-cell office:value-type="string" calcext:value-type="string">
            <text:p>dolar nowozelandzki </text:p>
          </table:table-cell>
          <table:table-cell office:value-type="string" calcext:value-type="string">
            <text:p>1 NZD </text:p>
          </table:table-cell>
          <table:table-cell office:value-type="float" office:value="2.4209" calcext:value-type="float">
            <text:p>2,4209</text:p>
          </table:table-cell>
        </table:table-row>
        <table:table-row table:style-name="ro1">
          <table:table-cell office:value-type="string" calcext:value-type="string">
            <text:p>dolar singapurski </text:p>
          </table:table-cell>
          <table:table-cell office:value-type="string" calcext:value-type="string">
            <text:p>1 SGD </text:p>
          </table:table-cell>
          <table:table-cell office:value-type="float" office:value="2.6245" calcext:value-type="float">
            <text:p>2,6245</text:p>
          </table:table-cell>
        </table:table-row>
        <table:table-row table:style-name="ro1">
          <table:table-cell office:value-type="string" calcext:value-type="string">
            <text:p>euro </text:p>
          </table:table-cell>
          <table:table-cell office:value-type="string" calcext:value-type="string">
            <text:p>1 EUR </text:p>
          </table:table-cell>
          <table:table-cell office:value-type="float" office:value="4.2078" calcext:value-type="float">
            <text:p>4,2078</text:p>
          </table:table-cell>
        </table:table-row>
        <table:table-row table:style-name="ro1">
          <table:table-cell office:value-type="string" calcext:value-type="string">
            <text:p>forint (Węgry) </text:p>
          </table:table-cell>
          <table:table-cell office:value-type="string" calcext:value-type="string">
            <text:p>100 HUF </text:p>
          </table:table-cell>
          <table:table-cell office:value-type="float" office:value="1.3411" calcext:value-type="float">
            <text:p>1,3411</text:p>
          </table:table-cell>
        </table:table-row>
        <table:table-row table:style-name="ro1">
          <table:table-cell office:value-type="string" calcext:value-type="string">
            <text:p>frank szwajcarski </text:p>
          </table:table-cell>
          <table:table-cell office:value-type="string" calcext:value-type="string">
            <text:p>1 CHF </text:p>
          </table:table-cell>
          <table:table-cell office:value-type="float" office:value="3.595" calcext:value-type="float">
            <text:p>3,595</text:p>
          </table:table-cell>
        </table:table-row>
        <table:table-row table:style-name="ro1">
          <table:table-cell office:value-type="string" calcext:value-type="string">
            <text:p>funt szterling </text:p>
          </table:table-cell>
          <table:table-cell office:value-type="string" calcext:value-type="string">
            <text:p>1 GBP </text:p>
          </table:table-cell>
          <table:table-cell office:value-type="float" office:value="4.7675" calcext:value-type="float">
            <text:p>4,7675</text:p>
          </table:table-cell>
        </table:table-row>
        <table:table-row table:style-name="ro1">
          <table:table-cell office:value-type="string" calcext:value-type="string">
            <text:p>hrywna (Ukraina) </text:p>
          </table:table-cell>
          <table:table-cell office:value-type="string" calcext:value-type="string">
            <text:p>1 UAH </text:p>
          </table:table-cell>
          <table:table-cell office:value-type="float" office:value="0.1304" calcext:value-type="float">
            <text:p>0,1304</text:p>
          </table:table-cell>
        </table:table-row>
        <table:table-row table:style-name="ro1">
          <table:table-cell office:value-type="string" calcext:value-type="string">
            <text:p>jen (Japonia) </text:p>
          </table:table-cell>
          <table:table-cell office:value-type="string" calcext:value-type="string">
            <text:p>100 JPY </text:p>
          </table:table-cell>
          <table:table-cell office:value-type="float" office:value="3.1438" calcext:value-type="float">
            <text:p>3,1438</text:p>
          </table:table-cell>
        </table:table-row>
        <table:table-row table:style-name="ro1">
          <table:table-cell office:value-type="string" calcext:value-type="string">
            <text:p>korona czeska </text:p>
          </table:table-cell>
          <table:table-cell office:value-type="string" calcext:value-type="string">
            <text:p>1 CZK </text:p>
          </table:table-cell>
          <table:table-cell office:value-type="float" office:value="0.1649" calcext:value-type="float">
            <text:p>0,1649</text:p>
          </table:table-cell>
        </table:table-row>
        <table:table-row table:style-name="ro1">
          <table:table-cell office:value-type="string" calcext:value-type="string">
            <text:p>korona duńska </text:p>
          </table:table-cell>
          <table:table-cell office:value-type="string" calcext:value-type="string">
            <text:p>1 DKK </text:p>
          </table:table-cell>
          <table:table-cell office:value-type="float" office:value="0.5654" calcext:value-type="float">
            <text:p>0,5654</text:p>
          </table:table-cell>
        </table:table-row>
        <table:table-row table:style-name="ro1">
          <table:table-cell office:value-type="string" calcext:value-type="string">
            <text:p>korona islandzka </text:p>
          </table:table-cell>
          <table:table-cell office:value-type="string" calcext:value-type="string">
            <text:p>100 ISK </text:p>
          </table:table-cell>
          <table:table-cell office:value-type="float" office:value="3.4265" calcext:value-type="float">
            <text:p>3,4265</text:p>
          </table:table-cell>
        </table:table-row>
        <table:table-row table:style-name="ro1">
          <table:table-cell office:value-type="string" calcext:value-type="string">
            <text:p>korona norweska </text:p>
          </table:table-cell>
          <table:table-cell office:value-type="string" calcext:value-type="string">
            <text:p>1 NOK </text:p>
          </table:table-cell>
          <table:table-cell office:value-type="float" office:value="0.4266" calcext:value-type="float">
            <text:p>0,4266</text:p>
          </table:table-cell>
        </table:table-row>
        <table:table-row table:style-name="ro1">
          <table:table-cell office:value-type="string" calcext:value-type="string">
            <text:p>korona szwedzka </text:p>
          </table:table-cell>
          <table:table-cell office:value-type="string" calcext:value-type="string">
            <text:p>1 SEK </text:p>
          </table:table-cell>
          <table:table-cell office:value-type="float" office:value="0.4234" calcext:value-type="float">
            <text:p>0,4234</text:p>
          </table:table-cell>
        </table:table-row>
        <table:table-row table:style-name="ro1">
          <table:table-cell office:value-type="string" calcext:value-type="string">
            <text:p>kuna (Chorwacja) </text:p>
          </table:table-cell>
          <table:table-cell office:value-type="string" calcext:value-type="string">
            <text:p>1 HRK </text:p>
          </table:table-cell>
          <table:table-cell office:value-type="float" office:value="0.5569" calcext:value-type="float">
            <text:p>0,5569</text:p>
          </table:table-cell>
        </table:table-row>
        <table:table-row table:style-name="ro1">
          <table:table-cell office:value-type="string" calcext:value-type="string">
            <text:p>lej rumuński </text:p>
          </table:table-cell>
          <table:table-cell office:value-type="string" calcext:value-type="string">
            <text:p>1 RON </text:p>
          </table:table-cell>
          <table:table-cell office:value-type="float" office:value="0.9074" calcext:value-type="float">
            <text:p>0,9074</text:p>
          </table:table-cell>
        </table:table-row>
        <table:table-row table:style-name="ro1">
          <table:table-cell office:value-type="string" calcext:value-type="string">
            <text:p>lew (Bułgaria) </text:p>
          </table:table-cell>
          <table:table-cell office:value-type="string" calcext:value-type="string">
            <text:p>1 BGN </text:p>
          </table:table-cell>
          <table:table-cell office:value-type="float" office:value="2.1514" calcext:value-type="float">
            <text:p>2,1514</text:p>
          </table:table-cell>
        </table:table-row>
        <table:table-row table:style-name="ro1">
          <table:table-cell office:value-type="string" calcext:value-type="string">
            <text:p>lira turecka </text:p>
          </table:table-cell>
          <table:table-cell office:value-type="string" calcext:value-type="string">
            <text:p>1 TRY </text:p>
          </table:table-cell>
          <table:table-cell office:value-type="float" office:value="0.8961" calcext:value-type="float">
            <text:p>0,8961</text:p>
          </table:table-cell>
        </table:table-row>
        <table:table-row table:style-name="ro1">
          <table:table-cell office:value-type="string" calcext:value-type="string">
            <text:p>nowy izraelski szekel </text:p>
          </table:table-cell>
          <table:table-cell office:value-type="string" calcext:value-type="string">
            <text:p>1 ILS </text:p>
          </table:table-cell>
          <table:table-cell office:value-type="float" office:value="1.0134" calcext:value-type="float">
            <text:p>1,0134</text:p>
          </table:table-cell>
        </table:table-row>
        <table:table-row table:style-name="ro1">
          <table:table-cell office:value-type="string" calcext:value-type="string">
            <text:p>peso chilijskie </text:p>
          </table:table-cell>
          <table:table-cell office:value-type="string" calcext:value-type="string">
            <text:p>100 CLP </text:p>
          </table:table-cell>
          <table:table-cell office:value-type="float" office:value="0.5461" calcext:value-type="float">
            <text:p>0,5461</text:p>
          </table:table-cell>
        </table:table-row>
        <table:table-row table:style-name="ro1">
          <table:table-cell office:value-type="string" calcext:value-type="string">
            <text:p>peso filipińskie </text:p>
          </table:table-cell>
          <table:table-cell office:value-type="string" calcext:value-type="string">
            <text:p>1 PHP </text:p>
          </table:table-cell>
          <table:table-cell office:value-type="float" office:value="0.0703" calcext:value-type="float">
            <text:p>0,0703</text:p>
          </table:table-cell>
        </table:table-row>
        <table:table-row table:style-name="ro1">
          <table:table-cell office:value-type="string" calcext:value-type="string">
            <text:p>peso meksykańskie </text:p>
          </table:table-cell>
          <table:table-cell office:value-type="string" calcext:value-type="string">
            <text:p>1 MXN </text:p>
          </table:table-cell>
          <table:table-cell office:value-type="float" office:value="0.1893" calcext:value-type="float">
            <text:p>0,1893</text:p>
          </table:table-cell>
        </table:table-row>
        <table:table-row table:style-name="ro1">
          <table:table-cell office:value-type="string" calcext:value-type="string">
            <text:p>rand (Republika Południowej Afryki) </text:p>
          </table:table-cell>
          <table:table-cell office:value-type="string" calcext:value-type="string">
            <text:p>1 ZAR </text:p>
          </table:table-cell>
          <table:table-cell office:value-type="float" office:value="0.2574" calcext:value-type="float">
            <text:p>0,2574</text:p>
          </table:table-cell>
        </table:table-row>
        <table:table-row table:style-name="ro1">
          <table:table-cell office:value-type="string" calcext:value-type="string">
            <text:p>real (Brazylia) </text:p>
          </table:table-cell>
          <table:table-cell office:value-type="string" calcext:value-type="string">
            <text:p>1 BRL </text:p>
          </table:table-cell>
          <table:table-cell office:value-type="float" office:value="1.0802" calcext:value-type="float">
            <text:p>1,0802</text:p>
          </table:table-cell>
        </table:table-row>
        <table:table-row table:style-name="ro1">
          <table:table-cell office:value-type="string" calcext:value-type="string">
            <text:p>ringgit (Malezja) </text:p>
          </table:table-cell>
          <table:table-cell office:value-type="string" calcext:value-type="string">
            <text:p>1 MYR </text:p>
          </table:table-cell>
          <table:table-cell office:value-type="float" office:value="0.8645" calcext:value-type="float">
            <text:p>0,8645</text:p>
          </table:table-cell>
        </table:table-row>
        <table:table-row table:style-name="ro1">
          <table:table-cell office:value-type="string" calcext:value-type="string">
            <text:p>rubel rosyjski </text:p>
          </table:table-cell>
          <table:table-cell office:value-type="string" calcext:value-type="string">
            <text:p>1 RUB </text:p>
          </table:table-cell>
          <table:table-cell office:value-type="float" office:value="0.0602" calcext:value-type="float">
            <text:p>0,0602</text:p>
          </table:table-cell>
        </table:table-row>
        <table:table-row table:style-name="ro1">
          <table:table-cell office:value-type="string" calcext:value-type="string">
            <text:p>rupia indonezyjska </text:p>
          </table:table-cell>
          <table:table-cell office:value-type="string" calcext:value-type="string">
            <text:p>10000 IDR </text:p>
          </table:table-cell>
          <table:table-cell office:value-type="float" office:value="2.6137" calcext:value-type="float">
            <text:p>2,6137</text:p>
          </table:table-cell>
        </table:table-row>
        <table:table-row table:style-name="ro1">
          <table:table-cell office:value-type="string" calcext:value-type="string">
            <text:p>rupia indyjska </text:p>
          </table:table-cell>
          <table:table-cell office:value-type="string" calcext:value-type="string">
            <text:p>100 INR </text:p>
          </table:table-cell>
          <table:table-cell office:value-type="float" office:value="5.4814" calcext:value-type="float">
            <text:p>5,4814</text:p>
          </table:table-cell>
        </table:table-row>
        <table:table-row table:style-name="ro1">
          <table:table-cell office:value-type="string" calcext:value-type="string">
            <text:p>won południowokoreański </text:p>
          </table:table-cell>
          <table:table-cell office:value-type="string" calcext:value-type="string">
            <text:p>100 KRW </text:p>
          </table:table-cell>
          <table:table-cell office:value-type="float" office:value="0.3264" calcext:value-type="float">
            <text:p>0,3264</text:p>
          </table:table-cell>
        </table:table-row>
        <table:table-row table:style-name="ro1">
          <table:table-cell office:value-type="string" calcext:value-type="string">
            <text:p>yuan renminbi (Chiny) </text:p>
          </table:table-cell>
          <table:table-cell office:value-type="string" calcext:value-type="string">
            <text:p>1 CNY </text:p>
          </table:table-cell>
          <table:table-cell office:value-type="float" office:value="0.5348" calcext:value-type="float">
            <text:p>0,5348</text:p>
          </table:table-cell>
        </table:table-row>
        <table:table-row table:style-name="ro1">
          <table:table-cell office:value-type="string" calcext:value-type="string">
            <text:p>SDR (MFW) </text:p>
          </table:table-cell>
          <table:table-cell office:value-type="string" calcext:value-type="string">
            <text:p>1 XDR </text:p>
          </table:table-cell>
          <table:table-cell office:value-type="float" office:value="5.0264" calcext:value-type="float">
            <text:p>5,0264</text:p>
          </table:table-cell>
        </table:table-row>
        <calcext:conditional-formats>
          <calcext:conditional-format calcext:target-range-address="Sheet1.C2:Sheet1.C3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0" calcext:type="number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0:27:50.163261380</meta:creation-date>
    <dc:date>2017-12-04T10:35:27.529659702</dc:date>
    <meta:editing-duration>PT7M38S</meta:editing-duration>
    <meta:editing-cycles>1</meta:editing-cycles>
    <meta:document-statistic meta:table-count="1" meta:cell-count="108" meta:object-count="0"/>
    <meta:generator>LibreOffice/5.4.1.2$Linux_X86_64 LibreOffice_project/40m0$Build-2</meta:generator>
  </office:meta>
</office:document-meta>
</file>